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29mm"/>
    </style:style>
    <style:style style:name="co2" style:family="table-column">
      <style:table-column-properties fo:break-before="auto" style:column-width="21.08mm"/>
    </style:style>
    <style:style style:name="co3" style:family="table-column">
      <style:table-column-properties fo:break-before="auto" style:column-width="45.88mm"/>
    </style:style>
    <style:style style:name="co4" style:family="table-column">
      <style:table-column-properties fo:break-before="auto" style:column-width="61.3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Batting Average</text:p>
          </table:table-cell>
          <table:table-cell office:value-type="string" calcext:value-type="string">
            <text:p>Bowling Average</text:p>
          </table:table-cell>
          <table:table-cell office:value-type="string" calcext:value-type="string">
            <text:p>Number of Matches Played</text:p>
          </table:table-cell>
          <table:table-cell table:number-columns-repeated="6" office:value-type="string" calcext:value-type="string">
            <text:p>L2 dist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irat Kohli</text:p>
          </table:table-cell>
          <table:table-cell office:value-type="float" office:value="30" calcext:value-type="float">
            <text:p>3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59.4" calcext:value-type="float">
            <text:p>59.4</text:p>
          </table:table-cell>
          <table:table-cell office:value-type="float" office:value="166.25" calcext:value-type="float">
            <text:p>166.25</text:p>
          </table:table-cell>
          <table:table-cell office:value-type="float" office:value="236" calcext:value-type="float">
            <text:p>236</text:p>
          </table:table-cell>
          <table:table-cell table:formula="of:=POWER([.B2]-35;2)" office:value-type="float" office:value="25" calcext:value-type="float">
            <text:p>25</text:p>
          </table:table-cell>
          <table:table-cell table:formula="of:=POWER([.C2]-185;2)" office:value-type="float" office:value="100" calcext:value-type="float">
            <text:p>100</text:p>
          </table:table-cell>
          <table:table-cell table:formula="of:=POWER([.D2]-1;2)" office:value-type="float" office:value="0" calcext:value-type="float">
            <text:p>0</text:p>
          </table:table-cell>
          <table:table-cell table:formula="of:=POWER([.E2]-47.83;2)" office:value-type="float" office:value="133.8649" calcext:value-type="float">
            <text:p>133.8649</text:p>
          </table:table-cell>
          <table:table-cell table:formula="of:=POWER([.F2]-0;2)" office:value-type="float" office:value="27639.0625" calcext:value-type="float">
            <text:p>27639.0625</text:p>
          </table:table-cell>
          <table:table-cell table:formula="of:=POWER([.G2]-228;2)" office:value-type="float" office:value="64" calcext:value-type="float">
            <text:p>64</text:p>
          </table:table-cell>
          <table:table-cell table:formula="of:=SQRT(SUM([.H2];[.I2];[.J2];[.K2];[.L2];[.M2]))" office:value-type="float" office:value="167.218202956496" calcext:value-type="float">
            <text:p>167.2182029564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ohit Sharma</text:p>
          </table:table-cell>
          <table:table-cell office:value-type="float" office:value="32" calcext:value-type="float">
            <text:p>32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48.92" calcext:value-type="float">
            <text:p>48.92</text:p>
          </table:table-cell>
          <table:table-cell office:value-type="float" office:value="64.38" calcext:value-type="float">
            <text:p>64.38</text:p>
          </table:table-cell>
          <table:table-cell office:value-type="float" office:value="215" calcext:value-type="float">
            <text:p>215</text:p>
          </table:table-cell>
          <table:table-cell table:formula="of:=POWER([.B3]-35;2)" office:value-type="float" office:value="9" calcext:value-type="float">
            <text:p>9</text:p>
          </table:table-cell>
          <table:table-cell table:formula="of:=POWER([.C3]-185;2)" office:value-type="float" office:value="144" calcext:value-type="float">
            <text:p>144</text:p>
          </table:table-cell>
          <table:table-cell table:formula="of:=POWER([.D3]-1;2)" office:value-type="float" office:value="0" calcext:value-type="float">
            <text:p>0</text:p>
          </table:table-cell>
          <table:table-cell table:formula="of:=POWER([.E3]-47.83;2)" office:value-type="float" office:value="1.18810000000001" calcext:value-type="float">
            <text:p>1.18810000000001</text:p>
          </table:table-cell>
          <table:table-cell table:formula="of:=POWER([.F3]-0;2)" office:value-type="float" office:value="4144.7844" calcext:value-type="float">
            <text:p>4144.7844</text:p>
          </table:table-cell>
          <table:table-cell table:formula="of:=POWER([.G3]-228;2)" office:value-type="float" office:value="169" calcext:value-type="float">
            <text:p>169</text:p>
          </table:table-cell>
          <table:table-cell table:formula="of:=SQRT(SUM([.H3];[.I3];[.J3];[.K3];[.L3];[.M3]))" office:value-type="float" office:value="66.8428941623566" calcext:value-type="float">
            <text:p>66.84289416235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ikhar Dhawan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44.92" calcext:value-type="float">
            <text:p>44.9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formula="of:=POWER([.B4]-35;2)" office:value-type="float" office:value="4" calcext:value-type="float">
            <text:p>4</text:p>
          </table:table-cell>
          <table:table-cell table:formula="of:=POWER([.C4]-185;2)" office:value-type="float" office:value="25" calcext:value-type="float">
            <text:p>25</text:p>
          </table:table-cell>
          <table:table-cell table:formula="of:=POWER([.D4]-1;2)" office:value-type="float" office:value="0" calcext:value-type="float">
            <text:p>0</text:p>
          </table:table-cell>
          <table:table-cell table:formula="of:=POWER([.E4]-47.83;2)" office:value-type="float" office:value="8.46809999999998" calcext:value-type="float">
            <text:p>8.46809999999998</text:p>
          </table:table-cell>
          <table:table-cell table:formula="of:=POWER([.F4]-0;2)" office:value-type="float" office:value="0" calcext:value-type="float">
            <text:p>0</text:p>
          </table:table-cell>
          <table:table-cell table:formula="of:=POWER([.G4]-228;2)" office:value-type="float" office:value="9604" calcext:value-type="float">
            <text:p>9604</text:p>
          </table:table-cell>
          <table:table-cell table:formula="of:=SQRT(SUM([.H4];[.I4];[.J4];[.K4];[.L4];[.M4]))" office:value-type="float" office:value="98.1909776914356" calcext:value-type="float">
            <text:p>98.19097769143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ijay Shankar</text:p>
          </table:table-cell>
          <table:table-cell office:value-type="float" office:value="28" calcext:value-type="float">
            <text:p>28</text:p>
          </table:table-cell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office:value-type="float" office:value="31.86" calcext:value-type="float">
            <text:p>31.86</text:p>
          </table:table-cell>
          <table:table-cell office:value-type="float" office:value="52.5" calcext:value-type="float">
            <text:p>52.5</text:p>
          </table:table-cell>
          <table:table-cell office:value-type="float" office:value="12" calcext:value-type="float">
            <text:p>12</text:p>
          </table:table-cell>
          <table:table-cell table:formula="of:=POWER([.B5]-35;2)" office:value-type="float" office:value="49" calcext:value-type="float">
            <text:p>49</text:p>
          </table:table-cell>
          <table:table-cell table:formula="of:=POWER([.C5]-185;2)" office:value-type="float" office:value="4" calcext:value-type="float">
            <text:p>4</text:p>
          </table:table-cell>
          <table:table-cell table:formula="of:=POWER([.D5]-1;2)" office:value-type="float" office:value="9" calcext:value-type="float">
            <text:p>9</text:p>
          </table:table-cell>
          <table:table-cell table:formula="of:=POWER([.E5]-47.83;2)" office:value-type="float" office:value="255.0409" calcext:value-type="float">
            <text:p>255.0409</text:p>
          </table:table-cell>
          <table:table-cell table:formula="of:=POWER([.F5]-0;2)" office:value-type="float" office:value="2756.25" calcext:value-type="float">
            <text:p>2756.25</text:p>
          </table:table-cell>
          <table:table-cell table:formula="of:=POWER([.G5]-228;2)" office:value-type="float" office:value="46656" calcext:value-type="float">
            <text:p>46656</text:p>
          </table:table-cell>
          <table:table-cell table:formula="of:=SQRT(SUM([.H5];[.I5];[.J5];[.K5];[.L5];[.M5]))" office:value-type="float" office:value="223.000652241199" calcext:value-type="float">
            <text:p>223.0006522411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rdik Pandya</text:p>
          </table:table-cell>
          <table:table-cell office:value-type="float" office:value="25" calcext:value-type="float">
            <text:p>25</text:p>
          </table:table-cell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office:value-type="float" office:value="29.91" calcext:value-type="float">
            <text:p>29.91</text:p>
          </table:table-cell>
          <table:table-cell office:value-type="float" office:value="40.65" calcext:value-type="float">
            <text:p>40.65</text:p>
          </table:table-cell>
          <table:table-cell office:value-type="float" office:value="54" calcext:value-type="float">
            <text:p>54</text:p>
          </table:table-cell>
          <table:table-cell table:formula="of:=POWER([.B6]-35;2)" office:value-type="float" office:value="100" calcext:value-type="float">
            <text:p>100</text:p>
          </table:table-cell>
          <table:table-cell table:formula="of:=POWER([.C6]-185;2)" office:value-type="float" office:value="4" calcext:value-type="float">
            <text:p>4</text:p>
          </table:table-cell>
          <table:table-cell table:formula="of:=POWER([.D6]-1;2)" office:value-type="float" office:value="9" calcext:value-type="float">
            <text:p>9</text:p>
          </table:table-cell>
          <table:table-cell table:formula="of:=POWER([.E6]-47.83;2)" office:value-type="float" office:value="321.1264" calcext:value-type="float">
            <text:p>321.1264</text:p>
          </table:table-cell>
          <table:table-cell table:formula="of:=POWER([.F6]-0;2)" office:value-type="float" office:value="1652.4225" calcext:value-type="float">
            <text:p>1652.4225</text:p>
          </table:table-cell>
          <table:table-cell table:formula="of:=POWER([.G6]-228;2)" office:value-type="float" office:value="30276" calcext:value-type="float">
            <text:p>30276</text:p>
          </table:table-cell>
          <table:table-cell table:formula="of:=SQRT(SUM([.H6];[.I6];[.J6];[.K6];[.L6];[.M6]))" office:value-type="float" office:value="179.895939087018" calcext:value-type="float">
            <text:p>179.8959390870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dar Jadhav</text:p>
          </table:table-cell>
          <table:table-cell office:value-type="float" office:value="34" calcext:value-type="float">
            <text:p>34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float" office:value="43.24" calcext:value-type="float">
            <text:p>43.24</text:p>
          </table:table-cell>
          <table:table-cell office:value-type="float" office:value="35.96" calcext:value-type="float">
            <text:p>35.96</text:p>
          </table:table-cell>
          <table:table-cell office:value-type="float" office:value="65" calcext:value-type="float">
            <text:p>65</text:p>
          </table:table-cell>
          <table:table-cell table:formula="of:=POWER([.B7]-35;2)" office:value-type="float" office:value="1" calcext:value-type="float">
            <text:p>1</text:p>
          </table:table-cell>
          <table:table-cell table:formula="of:=POWER([.C7]-185;2)" office:value-type="float" office:value="400" calcext:value-type="float">
            <text:p>400</text:p>
          </table:table-cell>
          <table:table-cell table:formula="of:=POWER([.D7]-1;2)" office:value-type="float" office:value="9" calcext:value-type="float">
            <text:p>9</text:p>
          </table:table-cell>
          <table:table-cell table:formula="of:=POWER([.E7]-47.83;2)" office:value-type="float" office:value="21.0681" calcext:value-type="float">
            <text:p>21.0681</text:p>
          </table:table-cell>
          <table:table-cell table:formula="of:=POWER([.F7]-0;2)" office:value-type="float" office:value="1293.1216" calcext:value-type="float">
            <text:p>1293.1216</text:p>
          </table:table-cell>
          <table:table-cell table:formula="of:=POWER([.G7]-228;2)" office:value-type="float" office:value="26569" calcext:value-type="float">
            <text:p>26569</text:p>
          </table:table-cell>
          <table:table-cell table:formula="of:=SQRT(SUM([.H7];[.I7];[.J7];[.K7];[.L7];[.M7]))" office:value-type="float" office:value="168.205795678984" calcext:value-type="float">
            <text:p>168.2057956789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vindra Jadega</text:p>
          </table:table-cell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float" office:value="30.61" calcext:value-type="float">
            <text:p>30.61</text:p>
          </table:table-cell>
          <table:table-cell office:value-type="float" office:value="35.9" calcext:value-type="float">
            <text:p>35.9</text:p>
          </table:table-cell>
          <table:table-cell office:value-type="float" office:value="153" calcext:value-type="float">
            <text:p>153</text:p>
          </table:table-cell>
          <table:table-cell table:formula="of:=POWER([.B8]-35;2)" office:value-type="float" office:value="25" calcext:value-type="float">
            <text:p>25</text:p>
          </table:table-cell>
          <table:table-cell table:formula="of:=POWER([.C8]-185;2)" office:value-type="float" office:value="144" calcext:value-type="float">
            <text:p>144</text:p>
          </table:table-cell>
          <table:table-cell table:formula="of:=POWER([.D8]-1;2)" office:value-type="float" office:value="9" calcext:value-type="float">
            <text:p>9</text:p>
          </table:table-cell>
          <table:table-cell table:formula="of:=POWER([.E8]-47.83;2)" office:value-type="float" office:value="296.5284" calcext:value-type="float">
            <text:p>296.5284</text:p>
          </table:table-cell>
          <table:table-cell table:formula="of:=POWER([.F8]-0;2)" office:value-type="float" office:value="1288.81" calcext:value-type="float">
            <text:p>1288.81</text:p>
          </table:table-cell>
          <table:table-cell table:formula="of:=POWER([.G8]-228;2)" office:value-type="float" office:value="5625" calcext:value-type="float">
            <text:p>5625</text:p>
          </table:table-cell>
          <table:table-cell table:formula="of:=SQRT(SUM([.H8];[.I8];[.J8];[.K8];[.L8];[.M8]))" office:value-type="float" office:value="85.9554442720181" calcext:value-type="float">
            <text:p>85.95544427201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hendra Singh Dhoni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50.58" calcext:value-type="float">
            <text:p>50.58</text:p>
          </table:table-cell>
          <table:table-cell office:value-type="float" office:value="31" calcext:value-type="float">
            <text:p>31</text:p>
          </table:table-cell>
          <table:table-cell office:value-type="float" office:value="350" calcext:value-type="float">
            <text:p>350</text:p>
          </table:table-cell>
          <table:table-cell table:formula="of:=POWER([.B9]-35;2)" office:value-type="float" office:value="9" calcext:value-type="float">
            <text:p>9</text:p>
          </table:table-cell>
          <table:table-cell table:formula="of:=POWER([.C9]-185;2)" office:value-type="float" office:value="25" calcext:value-type="float">
            <text:p>25</text:p>
          </table:table-cell>
          <table:table-cell table:formula="of:=POWER([.D9]-1;2)" office:value-type="float" office:value="4" calcext:value-type="float">
            <text:p>4</text:p>
          </table:table-cell>
          <table:table-cell table:formula="of:=POWER([.E9]-47.83;2)" office:value-type="float" office:value="7.5625" calcext:value-type="float">
            <text:p>7.5625</text:p>
          </table:table-cell>
          <table:table-cell table:formula="of:=POWER([.F9]-0;2)" office:value-type="float" office:value="961" calcext:value-type="float">
            <text:p>961</text:p>
          </table:table-cell>
          <table:table-cell table:formula="of:=POWER([.G9]-228;2)" office:value-type="float" office:value="14884" calcext:value-type="float">
            <text:p>14884</text:p>
          </table:table-cell>
          <table:table-cell table:formula="of:=SQRT(SUM([.H9];[.I9];[.J9];[.K9];[.L9];[.M9]))" office:value-type="float" office:value="126.057774452828" calcext:value-type="float">
            <text:p>126.0577744528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nesh Kartik</text:p>
          </table:table-cell>
          <table:table-cell office:value-type="float" office:value="34" calcext:value-type="float">
            <text:p>34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30.21" calcext:value-type="float">
            <text:p>30.21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formula="of:=POWER([.B10]-35;2)" office:value-type="float" office:value="1" calcext:value-type="float">
            <text:p>1</text:p>
          </table:table-cell>
          <table:table-cell table:formula="of:=POWER([.C10]-185;2)" office:value-type="float" office:value="225" calcext:value-type="float">
            <text:p>225</text:p>
          </table:table-cell>
          <table:table-cell table:formula="of:=POWER([.D10]-1;2)" office:value-type="float" office:value="4" calcext:value-type="float">
            <text:p>4</text:p>
          </table:table-cell>
          <table:table-cell table:formula="of:=POWER([.E10]-47.83;2)" office:value-type="float" office:value="310.4644" calcext:value-type="float">
            <text:p>310.4644</text:p>
          </table:table-cell>
          <table:table-cell table:formula="of:=POWER([.F10]-0;2)" office:value-type="float" office:value="0" calcext:value-type="float">
            <text:p>0</text:p>
          </table:table-cell>
          <table:table-cell table:formula="of:=POWER([.G10]-228;2)" office:value-type="float" office:value="17956" calcext:value-type="float">
            <text:p>17956</text:p>
          </table:table-cell>
          <table:table-cell table:formula="of:=SQRT(SUM([.H10];[.I10];[.J10];[.K10];[.L10];[.M10]))" office:value-type="float" office:value="136.001707342224" calcext:value-type="float">
            <text:p>136.0017073422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L Rahul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39.11" calcext:value-type="float">
            <text:p>39.1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POWER([.B11]-35;2)" office:value-type="float" office:value="64" calcext:value-type="float">
            <text:p>64</text:p>
          </table:table-cell>
          <table:table-cell table:formula="of:=POWER([.C11]-185;2)" office:value-type="float" office:value="25" calcext:value-type="float">
            <text:p>25</text:p>
          </table:table-cell>
          <table:table-cell table:formula="of:=POWER([.D11]-1;2)" office:value-type="float" office:value="4" calcext:value-type="float">
            <text:p>4</text:p>
          </table:table-cell>
          <table:table-cell table:formula="of:=POWER([.E11]-47.83;2)" office:value-type="float" office:value="76.0384" calcext:value-type="float">
            <text:p>76.0384</text:p>
          </table:table-cell>
          <table:table-cell table:formula="of:=POWER([.F11]-0;2)" office:value-type="float" office:value="0" calcext:value-type="float">
            <text:p>0</text:p>
          </table:table-cell>
          <table:table-cell table:formula="of:=POWER([.G11]-228;2)" office:value-type="float" office:value="42025" calcext:value-type="float">
            <text:p>42025</text:p>
          </table:table-cell>
          <table:table-cell table:formula="of:=SQRT(SUM([.H11];[.I11];[.J11];[.K11];[.L11];[.M11]))" office:value-type="float" office:value="205.411875021869" calcext:value-type="float">
            <text:p>205.4118750218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huvneshwar Kumar</text:p>
          </table:table-cell>
          <table:table-cell office:value-type="float" office:value="29" calcext:value-type="float">
            <text:p>29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14.58" calcext:value-type="float">
            <text:p>14.58</text:p>
          </table:table-cell>
          <table:table-cell office:value-type="float" office:value="34.98" calcext:value-type="float">
            <text:p>34.98</text:p>
          </table:table-cell>
          <table:table-cell office:value-type="float" office:value="111" calcext:value-type="float">
            <text:p>111</text:p>
          </table:table-cell>
          <table:table-cell table:formula="of:=POWER([.B12]-35;2)" office:value-type="float" office:value="36" calcext:value-type="float">
            <text:p>36</text:p>
          </table:table-cell>
          <table:table-cell table:formula="of:=POWER([.C12]-185;2)" office:value-type="float" office:value="100" calcext:value-type="float">
            <text:p>100</text:p>
          </table:table-cell>
          <table:table-cell table:formula="of:=POWER([.D12]-1;2)" office:value-type="float" office:value="1" calcext:value-type="float">
            <text:p>1</text:p>
          </table:table-cell>
          <table:table-cell table:formula="of:=POWER([.E12]-47.83;2)" office:value-type="float" office:value="1105.5625" calcext:value-type="float">
            <text:p>1105.5625</text:p>
          </table:table-cell>
          <table:table-cell table:formula="of:=POWER([.F12]-0;2)" office:value-type="float" office:value="1223.6004" calcext:value-type="float">
            <text:p>1223.6004</text:p>
          </table:table-cell>
          <table:table-cell table:formula="of:=POWER([.G12]-228;2)" office:value-type="float" office:value="13689" calcext:value-type="float">
            <text:p>13689</text:p>
          </table:table-cell>
          <table:table-cell table:formula="of:=SQRT(SUM([.H12];[.I12];[.J12];[.K12];[.L12];[.M12]))" office:value-type="float" office:value="127.102961806561" calcext:value-type="float">
            <text:p>127.1029618065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hammad Shami</text:p>
          </table:table-cell>
          <table:table-cell office:value-type="float" office:value="28" calcext:value-type="float">
            <text:p>28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float" office:value="7.39" calcext:value-type="float">
            <text:p>7.39</text:p>
          </table:table-cell>
          <table:table-cell office:value-type="float" office:value="24.76" calcext:value-type="float">
            <text:p>24.76</text:p>
          </table:table-cell>
          <table:table-cell office:value-type="float" office:value="67" calcext:value-type="float">
            <text:p>67</text:p>
          </table:table-cell>
          <table:table-cell table:formula="of:=POWER([.B13]-35;2)" office:value-type="float" office:value="49" calcext:value-type="float">
            <text:p>49</text:p>
          </table:table-cell>
          <table:table-cell table:formula="of:=POWER([.C13]-185;2)" office:value-type="float" office:value="49" calcext:value-type="float">
            <text:p>49</text:p>
          </table:table-cell>
          <table:table-cell table:formula="of:=POWER([.D13]-1;2)" office:value-type="float" office:value="1" calcext:value-type="float">
            <text:p>1</text:p>
          </table:table-cell>
          <table:table-cell table:formula="of:=POWER([.E13]-47.83;2)" office:value-type="float" office:value="1635.3936" calcext:value-type="float">
            <text:p>1635.3936</text:p>
          </table:table-cell>
          <table:table-cell table:formula="of:=POWER([.F13]-0;2)" office:value-type="float" office:value="613.0576" calcext:value-type="float">
            <text:p>613.0576</text:p>
          </table:table-cell>
          <table:table-cell table:formula="of:=POWER([.G13]-228;2)" office:value-type="float" office:value="25921" calcext:value-type="float">
            <text:p>25921</text:p>
          </table:table-cell>
          <table:table-cell table:formula="of:=SQRT(SUM([.H13];[.I13];[.J13];[.K13];[.L13];[.M13]))" office:value-type="float" office:value="168.132243189699" calcext:value-type="float">
            <text:p>168.1322431896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spreet Bumrah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21.88" calcext:value-type="float">
            <text:p>21.88</text:p>
          </table:table-cell>
          <table:table-cell office:value-type="float" office:value="58" calcext:value-type="float">
            <text:p>58</text:p>
          </table:table-cell>
          <table:table-cell table:formula="of:=POWER([.B14]-35;2)" office:value-type="float" office:value="100" calcext:value-type="float">
            <text:p>100</text:p>
          </table:table-cell>
          <table:table-cell table:formula="of:=POWER([.C14]-185;2)" office:value-type="float" office:value="225" calcext:value-type="float">
            <text:p>225</text:p>
          </table:table-cell>
          <table:table-cell table:formula="of:=POWER([.D14]-1;2)" office:value-type="float" office:value="1" calcext:value-type="float">
            <text:p>1</text:p>
          </table:table-cell>
          <table:table-cell table:formula="of:=POWER([.E14]-47.83;2)" office:value-type="float" office:value="1938.6409" calcext:value-type="float">
            <text:p>1938.6409</text:p>
          </table:table-cell>
          <table:table-cell table:formula="of:=POWER([.F14]-0;2)" office:value-type="float" office:value="478.7344" calcext:value-type="float">
            <text:p>478.7344</text:p>
          </table:table-cell>
          <table:table-cell table:formula="of:=POWER([.G14]-228;2)" office:value-type="float" office:value="28900" calcext:value-type="float">
            <text:p>28900</text:p>
          </table:table-cell>
          <table:table-cell table:formula="of:=SQRT(SUM([.H14];[.I14];[.J14];[.K14];[.L14];[.M14]))" office:value-type="float" office:value="177.885849071813" calcext:value-type="float">
            <text:p>177.8858490718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uldeep Yadav</text:p>
          </table:table-cell>
          <table:table-cell office:value-type="float" office:value="24" calcext:value-type="float">
            <text:p>24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12.62" calcext:value-type="float">
            <text:p>12.62</text:p>
          </table:table-cell>
          <table:table-cell office:value-type="float" office:value="23.97" calcext:value-type="float">
            <text:p>23.97</text:p>
          </table:table-cell>
          <table:table-cell office:value-type="float" office:value="51" calcext:value-type="float">
            <text:p>51</text:p>
          </table:table-cell>
          <table:table-cell table:formula="of:=POWER([.B15]-35;2)" office:value-type="float" office:value="121" calcext:value-type="float">
            <text:p>121</text:p>
          </table:table-cell>
          <table:table-cell table:formula="of:=POWER([.C15]-185;2)" office:value-type="float" office:value="289" calcext:value-type="float">
            <text:p>289</text:p>
          </table:table-cell>
          <table:table-cell table:formula="of:=POWER([.D15]-1;2)" office:value-type="float" office:value="1" calcext:value-type="float">
            <text:p>1</text:p>
          </table:table-cell>
          <table:table-cell table:formula="of:=POWER([.E15]-47.83;2)" office:value-type="float" office:value="1239.7441" calcext:value-type="float">
            <text:p>1239.7441</text:p>
          </table:table-cell>
          <table:table-cell table:formula="of:=POWER([.F15]-0;2)" office:value-type="float" office:value="574.5609" calcext:value-type="float">
            <text:p>574.5609</text:p>
          </table:table-cell>
          <table:table-cell table:formula="of:=POWER([.G15]-228;2)" office:value-type="float" office:value="31329" calcext:value-type="float">
            <text:p>31329</text:p>
          </table:table-cell>
          <table:table-cell table:formula="of:=SQRT(SUM([.H15];[.I15];[.J15];[.K15];[.L15];[.M15]))" office:value-type="float" office:value="183.178342060408" calcext:value-type="float">
            <text:p>183.1783420604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uzvendra Chahal</text:p>
          </table:table-cell>
          <table:table-cell office:value-type="float" office:value="29" calcext:value-type="float">
            <text:p>29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7.8" calcext:value-type="float">
            <text:p>7.8</text:p>
          </table:table-cell>
          <table:table-cell office:value-type="float" office:value="26.36" calcext:value-type="float">
            <text:p>26.36</text:p>
          </table:table-cell>
          <table:table-cell office:value-type="float" office:value="49" calcext:value-type="float">
            <text:p>49</text:p>
          </table:table-cell>
          <table:table-cell table:formula="of:=POWER([.B16]-35;2)" office:value-type="float" office:value="36" calcext:value-type="float">
            <text:p>36</text:p>
          </table:table-cell>
          <table:table-cell table:formula="of:=POWER([.C16]-185;2)" office:value-type="float" office:value="289" calcext:value-type="float">
            <text:p>289</text:p>
          </table:table-cell>
          <table:table-cell table:formula="of:=POWER([.D16]-1;2)" office:value-type="float" office:value="1" calcext:value-type="float">
            <text:p>1</text:p>
          </table:table-cell>
          <table:table-cell table:formula="of:=POWER([.E16]-47.83;2)" office:value-type="float" office:value="1602.4009" calcext:value-type="float">
            <text:p>1602.4009</text:p>
          </table:table-cell>
          <table:table-cell table:formula="of:=POWER([.F16]-0;2)" office:value-type="float" office:value="694.8496" calcext:value-type="float">
            <text:p>694.8496</text:p>
          </table:table-cell>
          <table:table-cell table:formula="of:=POWER([.G16]-228;2)" office:value-type="float" office:value="32041" calcext:value-type="float">
            <text:p>32041</text:p>
          </table:table-cell>
          <table:table-cell table:formula="of:=SQRT(SUM([.H16];[.I16];[.J16];[.K16];[.L16];[.M16]))" office:value-type="float" office:value="186.183378688862" calcext:value-type="float">
            <text:p>186.18337868886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vid Warner</text:p>
          </table:table-cell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45.36" calcext:value-type="float">
            <text:p>45.3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s Taylor</text:p>
          </table:table-cell>
          <table:table-cell office:value-type="float" office:value="35" calcext:value-type="float">
            <text:p>35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47.83" calcext:value-type="float">
            <text:p>47.83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umar Sangakara</text:p>
          </table:table-cell>
          <table:table-cell office:value-type="float" office:value="41" calcext:value-type="float">
            <text:p>41</text:p>
          </table:table-cell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float" office:value="41.99" calcext:value-type="float">
            <text:p>41.99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table:number-columns-repeated="1017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uru Gupta</meta:initial-creator>
    <meta:creation-date>2019-07-31T20:18:59</meta:creation-date>
    <dc:date>2019-08-09T02:32:18.880191142</dc:date>
    <meta:generator>LibreOffice/6.0.7.3$Linux_X86_64 LibreOffice_project/00m0$Build-3</meta:generator>
    <meta:editing-duration>P2DT2H46M55S</meta:editing-duration>
    <meta:editing-cycles>1</meta:editing-cycles>
    <meta:document-statistic meta:table-count="1" meta:cell-count="24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